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text-properties style:font-name="FreeMono" officeooo:rsid="00144c67" officeooo:paragraph-rsid="00144c67"/>
    </style:style>
    <style:style style:name="P2" style:family="paragraph" style:parent-style-name="Standard">
      <style:paragraph-properties fo:line-height="115%"/>
      <style:text-properties style:font-name="FreeMono" officeooo:rsid="00168ca3" officeooo:paragraph-rsid="00168ca3"/>
    </style:style>
    <style:style style:name="T1" style:family="text">
      <style:text-properties officeooo:rsid="00165021"/>
    </style:style>
    <style:style style:name="T2" style:family="text">
      <style:text-properties officeooo:rsid="001a8516"/>
    </style:style>
    <style:style style:name="T3" style:family="text">
      <style:text-properties style:text-position="super 58%" officeooo:rsid="001a8516"/>
    </style:style>
    <style:style style:name="T4" style:family="text">
      <style:text-properties officeooo:rsid="001e416e"/>
    </style:style>
    <style:style style:name="T5" style:family="text">
      <style:text-properties officeooo:rsid="00256e81"/>
    </style:style>
    <style:style style:name="T6" style:family="text">
      <style:text-properties fo:font-style="italic" officeooo:rsid="00256e81" style:font-style-asian="italic" style:font-style-complex="italic"/>
    </style:style>
    <style:style style:name="T7" style:family="text">
      <style:text-properties fo:font-style="italic" officeooo:rsid="002db670" style:font-style-asian="italic" style:font-style-complex="italic"/>
    </style:style>
    <style:style style:name="T8" style:family="text">
      <style:text-properties fo:font-style="italic" officeooo:rsid="0031d2c7" style:font-style-asian="italic" style:font-style-complex="italic"/>
    </style:style>
    <style:style style:name="T9" style:family="text">
      <style:text-properties fo:font-style="italic" officeooo:rsid="0033ad06" style:font-style-asian="italic" style:font-style-complex="italic"/>
    </style:style>
    <style:style style:name="T10" style:family="text">
      <style:text-properties fo:font-style="italic" officeooo:rsid="003a320d" style:font-style-asian="italic" style:font-style-complex="italic"/>
    </style:style>
    <style:style style:name="T11" style:family="text">
      <style:text-properties fo:font-style="italic" officeooo:rsid="0041206e" style:font-style-asian="italic" style:font-style-complex="italic"/>
    </style:style>
    <style:style style:name="T12" style:family="text">
      <style:text-properties fo:font-style="normal" officeooo:rsid="00256e81" style:font-style-asian="normal" style:font-style-complex="normal"/>
    </style:style>
    <style:style style:name="T13" style:family="text">
      <style:text-properties fo:font-style="normal" officeooo:rsid="0026e516" style:font-style-asian="normal" style:font-style-complex="normal"/>
    </style:style>
    <style:style style:name="T14" style:family="text">
      <style:text-properties fo:font-style="normal" officeooo:rsid="0028d666" style:font-style-asian="normal" style:font-style-complex="normal"/>
    </style:style>
    <style:style style:name="T15" style:family="text">
      <style:text-properties fo:font-style="normal" officeooo:rsid="0029d274" style:font-style-asian="normal" style:font-style-complex="normal"/>
    </style:style>
    <style:style style:name="T16" style:family="text">
      <style:text-properties fo:font-style="normal" officeooo:rsid="002bbf48" style:font-style-asian="normal" style:font-style-complex="normal"/>
    </style:style>
    <style:style style:name="T17" style:family="text">
      <style:text-properties fo:font-style="normal" officeooo:rsid="002cc2e2" style:font-style-asian="normal" style:font-style-complex="normal"/>
    </style:style>
    <style:style style:name="T18" style:family="text">
      <style:text-properties fo:font-style="normal" officeooo:rsid="002db670" style:font-style-asian="normal" style:font-style-complex="normal"/>
    </style:style>
    <style:style style:name="T19" style:family="text">
      <style:text-properties fo:font-style="normal" officeooo:rsid="002f3831" style:font-style-asian="normal" style:font-style-complex="normal"/>
    </style:style>
    <style:style style:name="T20" style:family="text">
      <style:text-properties fo:font-style="normal" officeooo:rsid="002ff16d" style:font-style-asian="normal" style:font-style-complex="normal"/>
    </style:style>
    <style:style style:name="T21" style:family="text">
      <style:text-properties fo:font-style="normal" officeooo:rsid="0031d2c7" style:font-style-asian="normal" style:font-style-complex="normal"/>
    </style:style>
    <style:style style:name="T22" style:family="text">
      <style:text-properties fo:font-style="normal" officeooo:rsid="0033ad06" style:font-style-asian="normal" style:font-style-complex="normal"/>
    </style:style>
    <style:style style:name="T23" style:family="text">
      <style:text-properties fo:font-style="normal" officeooo:rsid="0033b584" style:font-style-asian="normal" style:font-style-complex="normal"/>
    </style:style>
    <style:style style:name="T24" style:family="text">
      <style:text-properties fo:font-style="normal" officeooo:rsid="0033de71" style:font-style-asian="normal" style:font-style-complex="normal"/>
    </style:style>
    <style:style style:name="T25" style:family="text">
      <style:text-properties fo:font-style="normal" officeooo:rsid="00355cd8" style:font-style-asian="normal" style:font-style-complex="normal"/>
    </style:style>
    <style:style style:name="T26" style:family="text">
      <style:text-properties fo:font-style="normal" officeooo:rsid="00371235" style:font-style-asian="normal" style:font-style-complex="normal"/>
    </style:style>
    <style:style style:name="T27" style:family="text">
      <style:text-properties fo:font-style="normal" officeooo:rsid="003a320d" style:font-style-asian="normal" style:font-style-complex="normal"/>
    </style:style>
    <style:style style:name="T28" style:family="text">
      <style:text-properties fo:font-style="normal" officeooo:rsid="003ec744" style:font-style-asian="normal" style:font-style-complex="normal"/>
    </style:style>
    <style:style style:name="T29" style:family="text">
      <style:text-properties fo:font-style="normal" officeooo:rsid="0040969c" style:font-style-asian="normal" style:font-style-complex="normal"/>
    </style:style>
    <style:style style:name="T30" style:family="text">
      <style:text-properties fo:font-style="normal" officeooo:rsid="0041206e" style:font-style-asian="normal" style:font-style-complex="normal"/>
    </style:style>
    <style:style style:name="T31" style:family="text">
      <style:text-properties fo:font-style="normal" officeooo:rsid="00419cea"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line-break/>Midterm; <text:span text:style-name="T1">Essay</text:span></text:p>
      <text:p text:style-name="P1">GS 200</text:p>
      <text:p text:style-name="P1"/>
      <text:p text:style-name="P2"><text:tab/><text:span text:style-name="T4">What do we know of Globalization's timeline? We have discussed in class that the origin of globalization is amorphous and difficult to pin down, mostly in defining what can be considered initial global activity that relates to it. Early global trends as understood from my high school education – the trading of exotic goods, the exploration of lands, and communications with eastern rulers – picked up pace around the time of the silk trade routes, about the 15</text:span><text:span text:style-name="T3">th</text:span><text:span text:style-name="T2"> century. The class thus far has focused on more recent examples of colonization and migration in the 19</text:span><text:span text:style-name="T3">th</text:span><text:span text:style-name="T2"> and 20</text:span><text:span text:style-name="T3">th</text:span><text:span text:style-name="T2"> century, where empires sought to expand on over top of existing cultures and societies while displacing persons for slave trades, and later migration. And today, though only a few years removed from the stories and events of the class, we see a vastly different world in which globalization is in full swing. I believe that by looking at the trends of decolonization, integration, and cultural modernity we can see how the topics covered in class have grown up and are present in today's world.</text:span></text:p>
      <text:p text:style-name="P2"/>
      <text:p text:style-name="P2"><text:tab/><text:span text:style-name="T5">In Achebe's “</text:span><text:span text:style-name="T6">No Longer at Ease”</text:span><text:span text:style-name="T12"> there's a very clear image of British decolonization in progress. Obi lives in a region that is experiencing lasting effects from colonial rule: the government has been shaped by imperialism, many foreign businesses remain in the area, and the population's educated speak English. We see tangentially some of the “verbal” benefits which befall the state, as native people assume more of a role in government, but the story focuses on the more major aspect of impoverishment, corruption, and struggle that remains as the Europeans leaves. </text:span><text:span text:style-name="T13">Obi's conversations with those around him as he journeys through higher education and the government sector paints a backdrop of views on morals, politics, and the general state of affairs for Ibo and the surrounding area. We see this best in the tension between him and the committee which sponsored his education. The situation depicts both a standard development of growing up and interacting with elders, and also the general frustration felt by those trying to bridge two worlds and stitch together the future for their home. </text:span><text:span text:style-name="T14">So we've seen the issues surrounding colonization of this region, and understand that the society and culture were intrinsically altered by the experience. Modern day imperialist behavior is found in the term “neocolonialism,” where capitalist economic machines operate in a mode reminiscent of </text:span><text:span text:style-name="T15">their</text:span><text:span text:style-name="T14"> neocolonial namesake. </text:span><text:span text:style-name="T16">We reviewed some political cartoons pressing the issue of American corporations forcing their products and services on overseas societies. There are a number of issues to be found with this homogenization, such as a loss of small businesses, a lack of marketplace diversity, and unequal distribution of revenue, but it seems that this trend of </text:span><text:soft-page-break/><text:span text:style-name="T16">brand globalization is increasing across the board (rather, across the planet). </text:span><text:span text:style-name="T17">It's possible that this movement can come to be accepted as a form of specialization, where countries or locations export products and services in which they excel, but I believe it is </text:span><text:span text:style-name="T19">possible but unlikely</text:span><text:span text:style-name="T17">. Just look to the television and vehicle industry of the United States during the mid 1900s: Japanese manufacturers were able to overcome the market with higher quality, more diverse, and lower cost offerings.</text:span><text:span text:style-name="T18"> But what if that's just the location of specialization moving? In “</text:span><text:span text:style-name="T7">The Chip: How Two Americans Invented the Microchip and Launched a Revolution”</text:span><text:span text:style-name="T18"> T.R. Reid describes the semiconductor memory chip situation in America being bleak as Japanese firms overwhelm the international market with more reliable memory chips. Rather than refactor their business, American corporations responded by entering fierce competition and overhauling their </text:span><text:span text:style-name="T19">manufacturing</text:span><text:span text:style-name="T18"> practices. Eventually the US production caught up and then surpassed their foreign counterparts. </text:span><text:span text:style-name="T19">The end result was better consumer hardware, and a somewhat operational example of specialization. Computer memory is fairly invisible though, and the topic of neocolonialism revolves around fast food franchises, media, and end-user technology companies. Rhetorically, what country becomes the specialist in fast food? And more importantly, what does the advent of ubiquitous American drive-thru indicate for the people of other countries? </text:span><text:span text:style-name="T20">Maybe we'll soon see similar de-neo-colonization taking place to protect regional lifestyles, foods, and practices. It's simple to say that the outcome will likely be much less drastic than the decolonization we read about earlier, but perhaps that doesn't mean it will be entirely benign.</text:span></text:p>
      <text:p text:style-name="P2"><text:span text:style-name="T20"/></text:p>
      <text:p text:style-name="P2"><text:span text:style-name="T20"><text:tab/></text:span><text:span text:style-name="T21">There's a scene from the book “</text:span><text:span text:style-name="T8">Poorly Made in China”</text:span><text:span text:style-name="T21"> by Paul Midler where he has boarded a flight back to China. The author, </text:span><text:span text:style-name="T22">an expatriate,</text:span><text:span text:style-name="T21"> </text:span><text:span text:style-name="T22">has lived and worked</text:span><text:span text:style-name="T21"> in </text:span><text:span text:style-name="T22">Guangzhou for years, and </text:span><text:span text:style-name="T26">to him it is now home</text:span><text:span text:style-name="T22">. His business is working as a go-between for American importers and Chinese manufacturers, and as such he relies keenly on being a fluent translator. At one juncture Midler takes a few weeks to visit the United States and catch up with family while attending business meetings. By the end of the trip he is ready to return home, and mentions this to </text:span><text:span text:style-name="T23">a fellow Chinese passenger</text:span><text:span text:style-name="T22"> </text:span><text:span text:style-name="T23">on the tarmac</text:span><text:span text:style-name="T22">. The man dismisses Midler, and chastises him for referring to China as </text:span><text:span text:style-name="T9">home</text:span><text:span text:style-name="T22">, </text:span><text:span text:style-name="T24">as he will </text:span><text:span text:style-name="T25">forever</text:span><text:span text:style-name="T24"> just be visiting. </text:span><text:span text:style-name="T27">We reviewed how imperialism has changed in the last two hundred years, and I think that the argument can be said that the struggle of integration into a society is nearly as difficult today as it ever has been. Every microcosm explored in “</text:span><text:span text:style-name="T10">The Interpreter of Maladies”</text:span><text:span text:style-name="T27"> exposes this theme from the perspective of either those around or those experiencing the trials of integrating during the 1900s. When Ms. Sen disposes of bus rides because other passengers treat her poorly, she's enduring very much the same discrimination that Midler goes through. In </text:span><text:span text:style-name="T10">“No Longer At Ease” </text:span><text:span text:style-name="T27">Obi does well attending university abroad, but he becomes homesick, which raises more difficult </text:span><text:soft-page-break/><text:span text:style-name="T27">questions in how to successfully transplant oneself if some of the discomfort can only be analyzed internally.</text:span></text:p>
      <text:p text:style-name="P2"><text:span text:style-name="T27"/></text:p>
      <text:p text:style-name="P2"><text:span text:style-name="T27"><text:tab/></text:span><text:span text:style-name="T28">Cultural modernity is loosely defined as beginning when humans first physically stored information outside of their minds. Symbolism to organize and structure social groupings or hierarchy </text:span><text:span text:style-name="T29">has been a more tangential theme in some of our readings. Obi's native leadership council used body modification to indicate status of elders, Mrs. Sen's 'dot' as interpreted by Eliot acts as an indication of marriage status and plays a role in her religion, Sanjeev's desire for appearing Hindu and not Christian reflects a desire to be accurately represented by symbols. All of these show, in some small way, how collectives become cohesive through common themes and symbols. </text:span><text:span text:style-name="T30">In today's world we have </text:span><text:span text:style-name="T11">The Internet™ </text:span><text:span text:style-name="T30">which heralded a breaking of barriers and a new era of international connectivity, but cultural modernity – or symbolic grouping – still very much exists. Online people can identify with much broader or more obscure systems and people than traditional communities, what communities a person participates in, and how he or she is conducted online defines an assortment of groups and symbols to which the person belongs. I feel that this train of thought is precarious at the least, but it's followed to bring me here: as tools capable of actually erasing language barriers near daily use, can we expect the global community to come together on the internet (or even begin to exist at all), or will user experiences continue to predominately bring people together based on culture and native language?</text:span></text:p>
      <text:p text:style-name="P2"><text:span text:style-name="T30"/></text:p>
      <text:p text:style-name="P2"><text:span text:style-name="T30"><text:tab/>None of these thoughts are as well generated or thorough as I wish for them to be, but hopefully I've expounded just a little on how I see some of the historical context we've covered in class. </text:span><text:span text:style-name="T31">Things are changing so quickly that I feel just a small amount of perspective from the last one hundred years can help a lot in making sense of current trends. Though stating that these aspects of globalization are the most important is impossible, I contend that from our exploration of decolonization, integration, and cultural modernity we can make some rather interesting observations about how these situations have evolved and changed to represent today's wor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02:28.780480945</meta:creation-date>
    <dc:date>2016-09-29T21:50:20.923667986</dc:date>
    <meta:editing-duration>PT5H51M8S</meta:editing-duration>
    <meta:editing-cycles>30</meta:editing-cycles>
    <meta:generator>LibreOffice/5.2.1.2$Linux_X86_64 LibreOffice_project/20m0$Build-2</meta:generator>
    <meta:document-statistic meta:table-count="0" meta:image-count="0" meta:object-count="0" meta:page-count="3" meta:paragraph-count="7" meta:word-count="1336" meta:character-count="8320" meta:non-whitespace-character-count="6982"/>
  </office:meta>
</office:document-meta>
</file>